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4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42.46pt"/>
    </style:style>
    <style:style style:name="co6" style:family="table-column">
      <style:table-column-properties fo:break-before="auto" style:column-width="65.59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64.29pt"/>
    </style:style>
    <style:style style:name="co9" style:family="table-column">
      <style:table-column-properties fo:break-before="auto" style:column-width="113.7pt"/>
    </style:style>
    <style:style style:name="co10" style:family="table-column">
      <style:table-column-properties fo:break-before="auto" style:column-width="57.34pt"/>
    </style:style>
    <style:style style:name="co11" style:family="table-column">
      <style:table-column-properties fo:break-before="auto" style:column-width="99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_lab3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izes</text:p>
          </table:table-cell>
          <table:table-cell office:value-type="string" calcext:value-type="string">
            <text:p>naive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blas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naive_mean</text:p>
          </table:table-cell>
          <table:table-cell office:value-type="string" calcext:value-type="string">
            <text:p>naive_std</text:p>
          </table:table-cell>
          <table:table-cell office:value-type="string" calcext:value-type="string">
            <text:p>better_mean</text:p>
          </table:table-cell>
          <table:table-cell office:value-type="string" calcext:value-type="string">
            <text:p>better_std</text:p>
          </table:table-cell>
          <table:table-cell office:value-type="string" calcext:value-type="string">
            <text:p>blas_mean</text:p>
          </table:table-cell>
          <table:table-cell office:value-type="string" calcext:value-type="string">
            <text:p>blas_st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31974" calcext:value-type="float">
            <text:p>0.00331974</text:p>
          </table:table-cell>
          <table:table-cell office:value-type="float" office:value="0.001515567" calcext:value-type="float">
            <text:p>0.001515567</text:p>
          </table:table-cell>
          <table:table-cell office:value-type="float" office:value="0.000167363" calcext:value-type="float">
            <text:p>0.000167363</text:p>
          </table:table-cell>
          <table:table-cell/>
          <table:table-cell table:formula="of:=OFFSET([.$A$2];(ROW([.$A2]) - 2) * 10; 0; 1; 1)" office:value-type="float" office:value="100" calcext:value-type="float">
            <text:p>100</text:p>
          </table:table-cell>
          <table:table-cell table:formula="of:=AVERAGE(OFFSET([.$B$2];(ROW([.$A2]) - 2) * 10; 0; 1; 1):OFFSET([.$B$2];(ROW([.$A2]) - 1) * 10 - 1; 0; 1; 1))" office:value-type="float" office:value="0.0033092127" calcext:value-type="float">
            <text:p>0.0033092127</text:p>
          </table:table-cell>
          <table:table-cell table:formula="of:=STDEV(OFFSET([.$B$2];(ROW([.$A2]) - 2) * 10; 0; 1; 1):OFFSET([.$B$2];(ROW([.$A2]) - 1) * 10 - 1; 0; 1; 1))" office:value-type="float" office:value="0.0000750197046723207" calcext:value-type="float">
            <text:p>7.50197046723207E-05</text:p>
          </table:table-cell>
          <table:table-cell table:formula="of:=AVERAGE(OFFSET([.$C$2];(ROW([.$A2]) - 2) * 10; 0; 1; 1):OFFSET([.$C$2];(ROW([.$A2]) - 1) * 10 - 1; 0; 1; 1))" office:value-type="float" office:value="0.0017255787" calcext:value-type="float">
            <text:p>0.0017255787</text:p>
          </table:table-cell>
          <table:table-cell table:formula="of:=STDEV(OFFSET([.$C$2];(ROW([.$A2]) - 2) * 10; 0; 1; 1):OFFSET([.$C$2];(ROW([.$A2]) - 1) * 10 - 1; 0; 1; 1))" office:value-type="float" office:value="0.0000831546385330769" calcext:value-type="float">
            <text:p>8.31546385330769E-05</text:p>
          </table:table-cell>
          <table:table-cell table:formula="of:=AVERAGE(OFFSET([.$D$2];(ROW([.$A2]) - 2) * 10; 0; 1; 1):OFFSET([.$D$2];(ROW([.$A2]) - 1) * 10 - 1; 0; 1; 1))" office:value-type="float" office:value="0.0000789761" calcext:value-type="float">
            <text:p>7.89761E-05</text:p>
          </table:table-cell>
          <table:table-cell table:formula="of:=STDEV(OFFSET([.$D$2];(ROW([.$A2]) - 2) * 10; 0; 1; 1):OFFSET([.$D$2];(ROW([.$A2]) - 1) * 10 - 1; 0; 1; 1))" office:value-type="float" office:value="0.0000385295194636528" calcext:value-type="float">
            <text:p>3.85295194636528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51155" calcext:value-type="float">
            <text:p>0.003251155</text:p>
          </table:table-cell>
          <table:table-cell office:value-type="float" office:value="0.001714997" calcext:value-type="float">
            <text:p>0.001714997</text:p>
          </table:table-cell>
          <table:table-cell office:value-type="float" office:value="0.000045621" calcext:value-type="float">
            <text:p>4.5621E-05</text:p>
          </table:table-cell>
          <table:table-cell/>
          <table:table-cell table:formula="of:=OFFSET([.$A$2];(ROW([.$A3]) - 2) * 10; 0; 1; 1)" office:value-type="float" office:value="200" calcext:value-type="float">
            <text:p>200</text:p>
          </table:table-cell>
          <table:table-cell table:formula="of:=AVERAGE(OFFSET([.$B$2];(ROW([.$A3]) - 2) * 10; 0; 1; 1):OFFSET([.$B$2];(ROW([.$A3]) - 1) * 10 - 1; 0; 1; 1))" office:value-type="float" office:value="0.0239068919" calcext:value-type="float">
            <text:p>0.0239068919</text:p>
          </table:table-cell>
          <table:table-cell table:formula="of:=STDEV(OFFSET([.$B$2];(ROW([.$A3]) - 2) * 10; 0; 1; 1):OFFSET([.$B$2];(ROW([.$A3]) - 1) * 10 - 1; 0; 1; 1))" office:value-type="float" office:value="0.000183027971567463" calcext:value-type="float">
            <text:p>0.000183027971567</text:p>
          </table:table-cell>
          <table:table-cell table:formula="of:=AVERAGE(OFFSET([.$C$2];(ROW([.$A3]) - 2) * 10; 0; 1; 1):OFFSET([.$C$2];(ROW([.$A3]) - 1) * 10 - 1; 0; 1; 1))" office:value-type="float" office:value="0.0097721793" calcext:value-type="float">
            <text:p>0.0097721793</text:p>
          </table:table-cell>
          <table:table-cell table:formula="of:=STDEV(OFFSET([.$C$2];(ROW([.$A3]) - 2) * 10; 0; 1; 1):OFFSET([.$C$2];(ROW([.$A3]) - 1) * 10 - 1; 0; 1; 1))" office:value-type="float" office:value="0.000390004949298809" calcext:value-type="float">
            <text:p>0.000390004949299</text:p>
          </table:table-cell>
          <table:table-cell table:formula="of:=AVERAGE(OFFSET([.$D$2];(ROW([.$A3]) - 2) * 10; 0; 1; 1):OFFSET([.$D$2];(ROW([.$A3]) - 1) * 10 - 1; 0; 1; 1))" office:value-type="float" office:value="0.0005442357" calcext:value-type="float">
            <text:p>0.0005442357</text:p>
          </table:table-cell>
          <table:table-cell table:formula="of:=STDEV(OFFSET([.$D$2];(ROW([.$A3]) - 2) * 10; 0; 1; 1):OFFSET([.$D$2];(ROW([.$A3]) - 1) * 10 - 1; 0; 1; 1))" office:value-type="float" office:value="0.000664815514334959" calcext:value-type="float">
            <text:p>0.0006648155143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389129" calcext:value-type="float">
            <text:p>0.003389129</text:p>
          </table:table-cell>
          <table:table-cell office:value-type="float" office:value="0.001787381" calcext:value-type="float">
            <text:p>0.001787381</text:p>
          </table:table-cell>
          <table:table-cell office:value-type="float" office:value="0.000073165" calcext:value-type="float">
            <text:p>7.3165E-05</text:p>
          </table:table-cell>
          <table:table-cell/>
          <table:table-cell table:formula="of:=OFFSET([.$A$2];(ROW([.$A4]) - 2) * 10; 0; 1; 1)" office:value-type="float" office:value="300" calcext:value-type="float">
            <text:p>300</text:p>
          </table:table-cell>
          <table:table-cell table:formula="of:=AVERAGE(OFFSET([.$B$2];(ROW([.$A4]) - 2) * 10; 0; 1; 1):OFFSET([.$B$2];(ROW([.$A4]) - 1) * 10 - 1; 0; 1; 1))" office:value-type="float" office:value="0.0743122304" calcext:value-type="float">
            <text:p>0.0743122304</text:p>
          </table:table-cell>
          <table:table-cell table:formula="of:=STDEV(OFFSET([.$B$2];(ROW([.$A4]) - 2) * 10; 0; 1; 1):OFFSET([.$B$2];(ROW([.$A4]) - 1) * 10 - 1; 0; 1; 1))" office:value-type="float" office:value="0.00217428959987886" calcext:value-type="float">
            <text:p>0.002174289599879</text:p>
          </table:table-cell>
          <table:table-cell table:formula="of:=AVERAGE(OFFSET([.$C$2];(ROW([.$A4]) - 2) * 10; 0; 1; 1):OFFSET([.$C$2];(ROW([.$A4]) - 1) * 10 - 1; 0; 1; 1))" office:value-type="float" office:value="0.0322456064" calcext:value-type="float">
            <text:p>0.0322456064</text:p>
          </table:table-cell>
          <table:table-cell table:formula="of:=STDEV(OFFSET([.$C$2];(ROW([.$A4]) - 2) * 10; 0; 1; 1):OFFSET([.$C$2];(ROW([.$A4]) - 1) * 10 - 1; 0; 1; 1))" office:value-type="float" office:value="0.000495416819931392" calcext:value-type="float">
            <text:p>0.000495416819931</text:p>
          </table:table-cell>
          <table:table-cell table:formula="of:=AVERAGE(OFFSET([.$D$2];(ROW([.$A4]) - 2) * 10; 0; 1; 1):OFFSET([.$D$2];(ROW([.$A4]) - 1) * 10 - 1; 0; 1; 1))" office:value-type="float" office:value="0.0007812634" calcext:value-type="float">
            <text:p>0.0007812634</text:p>
          </table:table-cell>
          <table:table-cell table:formula="of:=STDEV(OFFSET([.$D$2];(ROW([.$A4]) - 2) * 10; 0; 1; 1):OFFSET([.$D$2];(ROW([.$A4]) - 1) * 10 - 1; 0; 1; 1))" office:value-type="float" office:value="0.000038593993678349" calcext:value-type="float">
            <text:p>3.8593993678349E-0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458319" calcext:value-type="float">
            <text:p>0.003458319</text:p>
          </table:table-cell>
          <table:table-cell office:value-type="float" office:value="0.001720309" calcext:value-type="float">
            <text:p>0.001720309</text:p>
          </table:table-cell>
          <table:table-cell office:value-type="float" office:value="0.000080832" calcext:value-type="float">
            <text:p>8.0832E-05</text:p>
          </table:table-cell>
          <table:table-cell/>
          <table:table-cell table:formula="of:=OFFSET([.$A$2];(ROW([.$A5]) - 2) * 10; 0; 1; 1)" office:value-type="float" office:value="400" calcext:value-type="float">
            <text:p>400</text:p>
          </table:table-cell>
          <table:table-cell table:formula="of:=AVERAGE(OFFSET([.$B$2];(ROW([.$A5]) - 2) * 10; 0; 1; 1):OFFSET([.$B$2];(ROW([.$A5]) - 1) * 10 - 1; 0; 1; 1))" office:value-type="float" office:value="0.1737858716" calcext:value-type="float">
            <text:p>0.1737858716</text:p>
          </table:table-cell>
          <table:table-cell table:formula="of:=STDEV(OFFSET([.$B$2];(ROW([.$A5]) - 2) * 10; 0; 1; 1):OFFSET([.$B$2];(ROW([.$A5]) - 1) * 10 - 1; 0; 1; 1))" office:value-type="float" office:value="0.00705247300952767" calcext:value-type="float">
            <text:p>0.007052473009528</text:p>
          </table:table-cell>
          <table:table-cell table:formula="of:=AVERAGE(OFFSET([.$C$2];(ROW([.$A5]) - 2) * 10; 0; 1; 1):OFFSET([.$C$2];(ROW([.$A5]) - 1) * 10 - 1; 0; 1; 1))" office:value-type="float" office:value="0.0805766214" calcext:value-type="float">
            <text:p>0.0805766214</text:p>
          </table:table-cell>
          <table:table-cell table:formula="of:=STDEV(OFFSET([.$C$2];(ROW([.$A5]) - 2) * 10; 0; 1; 1):OFFSET([.$C$2];(ROW([.$A5]) - 1) * 10 - 1; 0; 1; 1))" office:value-type="float" office:value="0.00663153604556768" calcext:value-type="float">
            <text:p>0.006631536045568</text:p>
          </table:table-cell>
          <table:table-cell table:formula="of:=AVERAGE(OFFSET([.$D$2];(ROW([.$A5]) - 2) * 10; 0; 1; 1):OFFSET([.$D$2];(ROW([.$A5]) - 1) * 10 - 1; 0; 1; 1))" office:value-type="float" office:value="0.0036172172" calcext:value-type="float">
            <text:p>0.0036172172</text:p>
          </table:table-cell>
          <table:table-cell table:formula="of:=STDEV(OFFSET([.$D$2];(ROW([.$A5]) - 2) * 10; 0; 1; 1):OFFSET([.$D$2];(ROW([.$A5]) - 1) * 10 - 1; 0; 1; 1))" office:value-type="float" office:value="0.00428616132818938" calcext:value-type="float">
            <text:p>0.0042861613281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47231" calcext:value-type="float">
            <text:p>0.003247231</text:p>
          </table:table-cell>
          <table:table-cell office:value-type="float" office:value="0.001725118" calcext:value-type="float">
            <text:p>0.001725118</text:p>
          </table:table-cell>
          <table:table-cell office:value-type="float" office:value="0.000047823" calcext:value-type="float">
            <text:p>4.7823E-05</text:p>
          </table:table-cell>
          <table:table-cell/>
          <table:table-cell table:formula="of:=OFFSET([.$A$2];(ROW([.$A6]) - 2) * 10; 0; 1; 1)" office:value-type="float" office:value="500" calcext:value-type="float">
            <text:p>500</text:p>
          </table:table-cell>
          <table:table-cell table:formula="of:=AVERAGE(OFFSET([.$B$2];(ROW([.$A6]) - 2) * 10; 0; 1; 1):OFFSET([.$B$2];(ROW([.$A6]) - 1) * 10 - 1; 0; 1; 1))" office:value-type="float" office:value="0.3371787163" calcext:value-type="float">
            <text:p>0.3371787163</text:p>
          </table:table-cell>
          <table:table-cell table:formula="of:=STDEV(OFFSET([.$B$2];(ROW([.$A6]) - 2) * 10; 0; 1; 1):OFFSET([.$B$2];(ROW([.$A6]) - 1) * 10 - 1; 0; 1; 1))" office:value-type="float" office:value="0.0110792491578101" calcext:value-type="float">
            <text:p>0.01107924915781</text:p>
          </table:table-cell>
          <table:table-cell table:formula="of:=AVERAGE(OFFSET([.$C$2];(ROW([.$A6]) - 2) * 10; 0; 1; 1):OFFSET([.$C$2];(ROW([.$A6]) - 1) * 10 - 1; 0; 1; 1))" office:value-type="float" office:value="0.1485483932" calcext:value-type="float">
            <text:p>0.1485483932</text:p>
          </table:table-cell>
          <table:table-cell table:formula="of:=STDEV(OFFSET([.$C$2];(ROW([.$A6]) - 2) * 10; 0; 1; 1):OFFSET([.$C$2];(ROW([.$A6]) - 1) * 10 - 1; 0; 1; 1))" office:value-type="float" office:value="0.0014216095569703" calcext:value-type="float">
            <text:p>0.00142160955697</text:p>
          </table:table-cell>
          <table:table-cell table:formula="of:=AVERAGE(OFFSET([.$D$2];(ROW([.$A6]) - 2) * 10; 0; 1; 1):OFFSET([.$D$2];(ROW([.$A6]) - 1) * 10 - 1; 0; 1; 1))" office:value-type="float" office:value="0.0046875732" calcext:value-type="float">
            <text:p>0.0046875732</text:p>
          </table:table-cell>
          <table:table-cell table:formula="of:=STDEV(OFFSET([.$D$2];(ROW([.$A6]) - 2) * 10; 0; 1; 1):OFFSET([.$D$2];(ROW([.$A6]) - 1) * 10 - 1; 0; 1; 1))" office:value-type="float" office:value="0.000199442049728068" calcext:value-type="float">
            <text:p>0.0001994420497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309127" calcext:value-type="float">
            <text:p>0.003309127</text:p>
          </table:table-cell>
          <table:table-cell office:value-type="float" office:value="0.001821972" calcext:value-type="float">
            <text:p>0.001821972</text:p>
          </table:table-cell>
          <table:table-cell office:value-type="float" office:value="0.000111106" calcext:value-type="float">
            <text:p>0.000111106</text:p>
          </table:table-cell>
          <table:table-cell/>
          <table:table-cell table:formula="of:=OFFSET([.$A$2];(ROW([.$A7]) - 2) * 10; 0; 1; 1)" office:value-type="float" office:value="600" calcext:value-type="float">
            <text:p>600</text:p>
          </table:table-cell>
          <table:table-cell table:formula="of:=AVERAGE(OFFSET([.$B$2];(ROW([.$A7]) - 2) * 10; 0; 1; 1):OFFSET([.$B$2];(ROW([.$A7]) - 1) * 10 - 1; 0; 1; 1))" office:value-type="float" office:value="0.5914502324" calcext:value-type="float">
            <text:p>0.5914502324</text:p>
          </table:table-cell>
          <table:table-cell table:formula="of:=STDEV(OFFSET([.$B$2];(ROW([.$A7]) - 2) * 10; 0; 1; 1):OFFSET([.$B$2];(ROW([.$A7]) - 1) * 10 - 1; 0; 1; 1))" office:value-type="float" office:value="0.0376956448511478" calcext:value-type="float">
            <text:p>0.037695644851148</text:p>
          </table:table-cell>
          <table:table-cell table:formula="of:=AVERAGE(OFFSET([.$C$2];(ROW([.$A7]) - 2) * 10; 0; 1; 1):OFFSET([.$C$2];(ROW([.$A7]) - 1) * 10 - 1; 0; 1; 1))" office:value-type="float" office:value="0.2642946231" calcext:value-type="float">
            <text:p>0.2642946231</text:p>
          </table:table-cell>
          <table:table-cell table:formula="of:=STDEV(OFFSET([.$C$2];(ROW([.$A7]) - 2) * 10; 0; 1; 1):OFFSET([.$C$2];(ROW([.$A7]) - 1) * 10 - 1; 0; 1; 1))" office:value-type="float" office:value="0.0183929121721618" calcext:value-type="float">
            <text:p>0.018392912172162</text:p>
          </table:table-cell>
          <table:table-cell table:formula="of:=AVERAGE(OFFSET([.$D$2];(ROW([.$A7]) - 2) * 10; 0; 1; 1):OFFSET([.$D$2];(ROW([.$A7]) - 1) * 10 - 1; 0; 1; 1))" office:value-type="float" office:value="0.0043833598" calcext:value-type="float">
            <text:p>0.0043833598</text:p>
          </table:table-cell>
          <table:table-cell table:formula="of:=STDEV(OFFSET([.$D$2];(ROW([.$A7]) - 2) * 10; 0; 1; 1):OFFSET([.$D$2];(ROW([.$A7]) - 1) * 10 - 1; 0; 1; 1))" office:value-type="float" office:value="0.000178617172793784" calcext:value-type="float">
            <text:p>0.0001786171727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370546" calcext:value-type="float">
            <text:p>0.003370546</text:p>
          </table:table-cell>
          <table:table-cell office:value-type="float" office:value="0.001738131" calcext:value-type="float">
            <text:p>0.001738131</text:p>
          </table:table-cell>
          <table:table-cell office:value-type="float" office:value="0.000066809" calcext:value-type="float">
            <text:p>6.6809E-05</text:p>
          </table:table-cell>
          <table:table-cell/>
          <table:table-cell table:formula="of:=OFFSET([.$A$2];(ROW([.$A8]) - 2) * 10; 0; 1; 1)" office:value-type="float" office:value="700" calcext:value-type="float">
            <text:p>700</text:p>
          </table:table-cell>
          <table:table-cell table:formula="of:=AVERAGE(OFFSET([.$B$2];(ROW([.$A8]) - 2) * 10; 0; 1; 1):OFFSET([.$B$2];(ROW([.$A8]) - 1) * 10 - 1; 0; 1; 1))" office:value-type="float" office:value="0.9866767398" calcext:value-type="float">
            <text:p>0.9866767398</text:p>
          </table:table-cell>
          <table:table-cell table:formula="of:=STDEV(OFFSET([.$B$2];(ROW([.$A8]) - 2) * 10; 0; 1; 1):OFFSET([.$B$2];(ROW([.$A8]) - 1) * 10 - 1; 0; 1; 1))" office:value-type="float" office:value="0.0922995510461367" calcext:value-type="float">
            <text:p>0.092299551046137</text:p>
          </table:table-cell>
          <table:table-cell table:formula="of:=AVERAGE(OFFSET([.$C$2];(ROW([.$A8]) - 2) * 10; 0; 1; 1):OFFSET([.$C$2];(ROW([.$A8]) - 1) * 10 - 1; 0; 1; 1))" office:value-type="float" office:value="0.4391154639" calcext:value-type="float">
            <text:p>0.4391154639</text:p>
          </table:table-cell>
          <table:table-cell table:formula="of:=STDEV(OFFSET([.$C$2];(ROW([.$A8]) - 2) * 10; 0; 1; 1):OFFSET([.$C$2];(ROW([.$A8]) - 1) * 10 - 1; 0; 1; 1))" office:value-type="float" office:value="0.0452979934146503" calcext:value-type="float">
            <text:p>0.04529799341465</text:p>
          </table:table-cell>
          <table:table-cell table:formula="of:=AVERAGE(OFFSET([.$D$2];(ROW([.$A8]) - 2) * 10; 0; 1; 1):OFFSET([.$D$2];(ROW([.$A8]) - 1) * 10 - 1; 0; 1; 1))" office:value-type="float" office:value="0.0084384691" calcext:value-type="float">
            <text:p>0.0084384691</text:p>
          </table:table-cell>
          <table:table-cell table:formula="of:=STDEV(OFFSET([.$D$2];(ROW([.$A8]) - 2) * 10; 0; 1; 1):OFFSET([.$D$2];(ROW([.$A8]) - 1) * 10 - 1; 0; 1; 1))" office:value-type="float" office:value="0.00186800050147492" calcext:value-type="float">
            <text:p>0.001868000501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46735" calcext:value-type="float">
            <text:p>0.003246735</text:p>
          </table:table-cell>
          <table:table-cell office:value-type="float" office:value="0.001721223" calcext:value-type="float">
            <text:p>0.001721223</text:p>
          </table:table-cell>
          <table:table-cell office:value-type="float" office:value="0.000045334" calcext:value-type="float">
            <text:p>4.5334E-05</text:p>
          </table:table-cell>
          <table:table-cell/>
          <table:table-cell table:formula="of:=OFFSET([.$A$2];(ROW([.$A9]) - 2) * 10; 0; 1; 1)" office:value-type="float" office:value="800" calcext:value-type="float">
            <text:p>800</text:p>
          </table:table-cell>
          <table:table-cell table:formula="of:=AVERAGE(OFFSET([.$B$2];(ROW([.$A9]) - 2) * 10; 0; 1; 1):OFFSET([.$B$2];(ROW([.$A9]) - 1) * 10 - 1; 0; 1; 1))" office:value-type="float" office:value="1.3784937278" calcext:value-type="float">
            <text:p>1.3784937278</text:p>
          </table:table-cell>
          <table:table-cell table:formula="of:=STDEV(OFFSET([.$B$2];(ROW([.$A9]) - 2) * 10; 0; 1; 1):OFFSET([.$B$2];(ROW([.$A9]) - 1) * 10 - 1; 0; 1; 1))" office:value-type="float" office:value="0.00695646153070962" calcext:value-type="float">
            <text:p>0.00695646153071</text:p>
          </table:table-cell>
          <table:table-cell table:formula="of:=AVERAGE(OFFSET([.$C$2];(ROW([.$A9]) - 2) * 10; 0; 1; 1):OFFSET([.$C$2];(ROW([.$A9]) - 1) * 10 - 1; 0; 1; 1))" office:value-type="float" office:value="0.6154772796" calcext:value-type="float">
            <text:p>0.6154772796</text:p>
          </table:table-cell>
          <table:table-cell table:formula="of:=STDEV(OFFSET([.$C$2];(ROW([.$A9]) - 2) * 10; 0; 1; 1):OFFSET([.$C$2];(ROW([.$A9]) - 1) * 10 - 1; 0; 1; 1))" office:value-type="float" office:value="0.0140413594135709" calcext:value-type="float">
            <text:p>0.014041359413571</text:p>
          </table:table-cell>
          <table:table-cell table:formula="of:=AVERAGE(OFFSET([.$D$2];(ROW([.$A9]) - 2) * 10; 0; 1; 1):OFFSET([.$D$2];(ROW([.$A9]) - 1) * 10 - 1; 0; 1; 1))" office:value-type="float" office:value="0.0109890132" calcext:value-type="float">
            <text:p>0.0109890132</text:p>
          </table:table-cell>
          <table:table-cell table:formula="of:=STDEV(OFFSET([.$D$2];(ROW([.$A9]) - 2) * 10; 0; 1; 1):OFFSET([.$D$2];(ROW([.$A9]) - 1) * 10 - 1; 0; 1; 1))" office:value-type="float" office:value="0.000250629544306067" calcext:value-type="float">
            <text:p>0.0002506295443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45139" calcext:value-type="float">
            <text:p>0.003245139</text:p>
          </table:table-cell>
          <table:table-cell office:value-type="float" office:value="0.001793648" calcext:value-type="float">
            <text:p>0.001793648</text:p>
          </table:table-cell>
          <table:table-cell office:value-type="float" office:value="0.000099269" calcext:value-type="float">
            <text:p>9.9269E-05</text:p>
          </table:table-cell>
          <table:table-cell/>
          <table:table-cell table:formula="of:=OFFSET([.$A$2];(ROW([.$A10]) - 2) * 10; 0; 1; 1)" office:value-type="float" office:value="900" calcext:value-type="float">
            <text:p>900</text:p>
          </table:table-cell>
          <table:table-cell table:formula="of:=AVERAGE(OFFSET([.$B$2];(ROW([.$A10]) - 2) * 10; 0; 1; 1):OFFSET([.$B$2];(ROW([.$A10]) - 1) * 10 - 1; 0; 1; 1))" office:value-type="float" office:value="1.9594302087" calcext:value-type="float">
            <text:p>1.9594302087</text:p>
          </table:table-cell>
          <table:table-cell table:formula="of:=STDEV(OFFSET([.$B$2];(ROW([.$A10]) - 2) * 10; 0; 1; 1):OFFSET([.$B$2];(ROW([.$A10]) - 1) * 10 - 1; 0; 1; 1))" office:value-type="float" office:value="0.0219651125764717" calcext:value-type="float">
            <text:p>0.021965112576472</text:p>
          </table:table-cell>
          <table:table-cell table:formula="of:=AVERAGE(OFFSET([.$C$2];(ROW([.$A10]) - 2) * 10; 0; 1; 1):OFFSET([.$C$2];(ROW([.$A10]) - 1) * 10 - 1; 0; 1; 1))" office:value-type="float" office:value="0.8899199442" calcext:value-type="float">
            <text:p>0.8899199442</text:p>
          </table:table-cell>
          <table:table-cell table:formula="of:=STDEV(OFFSET([.$C$2];(ROW([.$A10]) - 2) * 10; 0; 1; 1):OFFSET([.$C$2];(ROW([.$A10]) - 1) * 10 - 1; 0; 1; 1))" office:value-type="float" office:value="0.0452093622984695" calcext:value-type="float">
            <text:p>0.04520936229847</text:p>
          </table:table-cell>
          <table:table-cell table:formula="of:=AVERAGE(OFFSET([.$D$2];(ROW([.$A10]) - 2) * 10; 0; 1; 1):OFFSET([.$D$2];(ROW([.$A10]) - 1) * 10 - 1; 0; 1; 1))" office:value-type="float" office:value="0.0179432851" calcext:value-type="float">
            <text:p>0.0179432851</text:p>
          </table:table-cell>
          <table:table-cell table:formula="of:=STDEV(OFFSET([.$D$2];(ROW([.$A10]) - 2) * 10; 0; 1; 1):OFFSET([.$D$2];(ROW([.$A10]) - 1) * 10 - 1; 0; 1; 1))" office:value-type="float" office:value="0.0016091992357535" calcext:value-type="float">
            <text:p>0.0016091992357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3255006" calcext:value-type="float">
            <text:p>0.003255006</text:p>
          </table:table-cell>
          <table:table-cell office:value-type="float" office:value="0.001717441" calcext:value-type="float">
            <text:p>0.001717441</text:p>
          </table:table-cell>
          <table:table-cell office:value-type="float" office:value="0.000052439" calcext:value-type="float">
            <text:p>5.2439E-05</text:p>
          </table:table-cell>
          <table:table-cell/>
          <table:table-cell table:formula="of:=OFFSET([.$A$2];(ROW([.$A11]) - 2) * 10; 0; 1; 1)" office:value-type="float" office:value="1000" calcext:value-type="float">
            <text:p>1000</text:p>
          </table:table-cell>
          <table:table-cell table:formula="of:=AVERAGE(OFFSET([.$B$2];(ROW([.$A11]) - 2) * 10; 0; 1; 1):OFFSET([.$B$2];(ROW([.$A11]) - 1) * 10 - 1; 0; 1; 1))" office:value-type="float" office:value="2.7430283958" calcext:value-type="float">
            <text:p>2.7430283958</text:p>
          </table:table-cell>
          <table:table-cell table:formula="of:=STDEV(OFFSET([.$B$2];(ROW([.$A11]) - 2) * 10; 0; 1; 1):OFFSET([.$B$2];(ROW([.$A11]) - 1) * 10 - 1; 0; 1; 1))" office:value-type="float" office:value="0.0292203017606933" calcext:value-type="float">
            <text:p>0.029220301760693</text:p>
          </table:table-cell>
          <table:table-cell table:formula="of:=AVERAGE(OFFSET([.$C$2];(ROW([.$A11]) - 2) * 10; 0; 1; 1):OFFSET([.$C$2];(ROW([.$A11]) - 1) * 10 - 1; 0; 1; 1))" office:value-type="float" office:value="1.2048201974" calcext:value-type="float">
            <text:p>1.2048201974</text:p>
          </table:table-cell>
          <table:table-cell table:formula="of:=STDEV(OFFSET([.$C$2];(ROW([.$A11]) - 2) * 10; 0; 1; 1):OFFSET([.$C$2];(ROW([.$A11]) - 1) * 10 - 1; 0; 1; 1))" office:value-type="float" office:value="0.0098406807316914" calcext:value-type="float">
            <text:p>0.009840680731691</text:p>
          </table:table-cell>
          <table:table-cell table:formula="of:=AVERAGE(OFFSET([.$D$2];(ROW([.$A11]) - 2) * 10; 0; 1; 1):OFFSET([.$D$2];(ROW([.$A11]) - 1) * 10 - 1; 0; 1; 1))" office:value-type="float" office:value="0.0257187696" calcext:value-type="float">
            <text:p>0.0257187696</text:p>
          </table:table-cell>
          <table:table-cell table:formula="of:=STDEV(OFFSET([.$D$2];(ROW([.$A11]) - 2) * 10; 0; 1; 1):OFFSET([.$D$2];(ROW([.$A11]) - 1) * 10 - 1; 0; 1; 1))" office:value-type="float" office:value="0.000235313403007893" calcext:value-type="float">
            <text:p>0.00023531340300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4086549" calcext:value-type="float">
            <text:p>0.024086549</text:p>
          </table:table-cell>
          <table:table-cell office:value-type="float" office:value="0.010234099" calcext:value-type="float">
            <text:p>0.010234099</text:p>
          </table:table-cell>
          <table:table-cell office:value-type="float" office:value="0.00042985" calcext:value-type="float">
            <text:p>0.0004298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834482" calcext:value-type="float">
            <text:p>0.023834482</text:p>
          </table:table-cell>
          <table:table-cell office:value-type="float" office:value="0.009666166" calcext:value-type="float">
            <text:p>0.009666166</text:p>
          </table:table-cell>
          <table:table-cell office:value-type="float" office:value="0.000274555" calcext:value-type="float">
            <text:p>0.00027455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856276" calcext:value-type="float">
            <text:p>0.023856276</text:p>
          </table:table-cell>
          <table:table-cell office:value-type="float" office:value="0.009530358" calcext:value-type="float">
            <text:p>0.009530358</text:p>
          </table:table-cell>
          <table:table-cell office:value-type="float" office:value="0.000288398" calcext:value-type="float">
            <text:p>0.00028839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802927" calcext:value-type="float">
            <text:p>0.023802927</text:p>
          </table:table-cell>
          <table:table-cell office:value-type="float" office:value="0.009594278" calcext:value-type="float">
            <text:p>0.009594278</text:p>
          </table:table-cell>
          <table:table-cell office:value-type="float" office:value="0.002422806" calcext:value-type="float">
            <text:p>0.00242280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926558" calcext:value-type="float">
            <text:p>0.023926558</text:p>
          </table:table-cell>
          <table:table-cell office:value-type="float" office:value="0.010709018" calcext:value-type="float">
            <text:p>0.010709018</text:p>
          </table:table-cell>
          <table:table-cell office:value-type="float" office:value="0.000457326" calcext:value-type="float">
            <text:p>0.000457326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4330051" calcext:value-type="float">
            <text:p>0.024330051</text:p>
          </table:table-cell>
          <table:table-cell office:value-type="float" office:value="0.009731612" calcext:value-type="float">
            <text:p>0.009731612</text:p>
          </table:table-cell>
          <table:table-cell office:value-type="float" office:value="0.000452821" calcext:value-type="float">
            <text:p>0.000452821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934433" calcext:value-type="float">
            <text:p>0.023934433</text:p>
          </table:table-cell>
          <table:table-cell office:value-type="float" office:value="0.009582355" calcext:value-type="float">
            <text:p>0.009582355</text:p>
          </table:table-cell>
          <table:table-cell office:value-type="float" office:value="0.000298897" calcext:value-type="float">
            <text:p>0.00029889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85026" calcext:value-type="float">
            <text:p>0.02385026</text:p>
          </table:table-cell>
          <table:table-cell office:value-type="float" office:value="0.009563025" calcext:value-type="float">
            <text:p>0.009563025</text:p>
          </table:table-cell>
          <table:table-cell office:value-type="float" office:value="0.00027445" calcext:value-type="float">
            <text:p>0.00027445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718134" calcext:value-type="float">
            <text:p>0.023718134</text:p>
          </table:table-cell>
          <table:table-cell office:value-type="float" office:value="0.009579498" calcext:value-type="float">
            <text:p>0.009579498</text:p>
          </table:table-cell>
          <table:table-cell office:value-type="float" office:value="0.000273817" calcext:value-type="float">
            <text:p>0.000273817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23729249" calcext:value-type="float">
            <text:p>0.023729249</text:p>
          </table:table-cell>
          <table:table-cell office:value-type="float" office:value="0.009531384" calcext:value-type="float">
            <text:p>0.009531384</text:p>
          </table:table-cell>
          <table:table-cell office:value-type="float" office:value="0.000269437" calcext:value-type="float">
            <text:p>0.000269437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2861577" calcext:value-type="float">
            <text:p>0.072861577</text:p>
          </table:table-cell>
          <table:table-cell office:value-type="float" office:value="0.032023588" calcext:value-type="float">
            <text:p>0.032023588</text:p>
          </table:table-cell>
          <table:table-cell office:value-type="float" office:value="0.000764701" calcext:value-type="float">
            <text:p>0.000764701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3003717" calcext:value-type="float">
            <text:p>0.073003717</text:p>
          </table:table-cell>
          <table:table-cell office:value-type="float" office:value="0.031904011" calcext:value-type="float">
            <text:p>0.031904011</text:p>
          </table:table-cell>
          <table:table-cell office:value-type="float" office:value="0.000793126" calcext:value-type="float">
            <text:p>0.000793126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2822294" calcext:value-type="float">
            <text:p>0.072822294</text:p>
          </table:table-cell>
          <table:table-cell office:value-type="float" office:value="0.032105504" calcext:value-type="float">
            <text:p>0.032105504</text:p>
          </table:table-cell>
          <table:table-cell office:value-type="float" office:value="0.000715851" calcext:value-type="float">
            <text:p>0.000715851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7572006" calcext:value-type="float">
            <text:p>0.077572006</text:p>
          </table:table-cell>
          <table:table-cell office:value-type="float" office:value="0.033394579" calcext:value-type="float">
            <text:p>0.033394579</text:p>
          </table:table-cell>
          <table:table-cell office:value-type="float" office:value="0.000812335" calcext:value-type="float">
            <text:p>0.000812335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3257682" calcext:value-type="float">
            <text:p>0.073257682</text:p>
          </table:table-cell>
          <table:table-cell office:value-type="float" office:value="0.031930634" calcext:value-type="float">
            <text:p>0.031930634</text:p>
          </table:table-cell>
          <table:table-cell office:value-type="float" office:value="0.000814216" calcext:value-type="float">
            <text:p>0.000814216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7566016" calcext:value-type="float">
            <text:p>0.077566016</text:p>
          </table:table-cell>
          <table:table-cell office:value-type="float" office:value="0.032744899" calcext:value-type="float">
            <text:p>0.032744899</text:p>
          </table:table-cell>
          <table:table-cell office:value-type="float" office:value="0.00082426" calcext:value-type="float">
            <text:p>0.00082426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3155483" calcext:value-type="float">
            <text:p>0.073155483</text:p>
          </table:table-cell>
          <table:table-cell office:value-type="float" office:value="0.031886237" calcext:value-type="float">
            <text:p>0.031886237</text:p>
          </table:table-cell>
          <table:table-cell office:value-type="float" office:value="0.000795657" calcext:value-type="float">
            <text:p>0.000795657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7220665" calcext:value-type="float">
            <text:p>0.077220665</text:p>
          </table:table-cell>
          <table:table-cell office:value-type="float" office:value="0.0325202" calcext:value-type="float">
            <text:p>0.0325202</text:p>
          </table:table-cell>
          <table:table-cell office:value-type="float" office:value="0.00081401" calcext:value-type="float">
            <text:p>0.00081401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2872603" calcext:value-type="float">
            <text:p>0.072872603</text:p>
          </table:table-cell>
          <table:table-cell office:value-type="float" office:value="0.031943698" calcext:value-type="float">
            <text:p>0.031943698</text:p>
          </table:table-cell>
          <table:table-cell office:value-type="float" office:value="0.000739172" calcext:value-type="float">
            <text:p>0.000739172</text:p>
          </table:table-cell>
          <table:table-cell table:number-columns-repeated="8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72790261" calcext:value-type="float">
            <text:p>0.072790261</text:p>
          </table:table-cell>
          <table:table-cell office:value-type="float" office:value="0.032002714" calcext:value-type="float">
            <text:p>0.032002714</text:p>
          </table:table-cell>
          <table:table-cell office:value-type="float" office:value="0.000739306" calcext:value-type="float">
            <text:p>0.000739306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8829184" calcext:value-type="float">
            <text:p>0.168829184</text:p>
          </table:table-cell>
          <table:table-cell office:value-type="float" office:value="0.075484724" calcext:value-type="float">
            <text:p>0.075484724</text:p>
          </table:table-cell>
          <table:table-cell office:value-type="float" office:value="0.001935531" calcext:value-type="float">
            <text:p>0.001935531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3220894" calcext:value-type="float">
            <text:p>0.173220894</text:p>
          </table:table-cell>
          <table:table-cell office:value-type="float" office:value="0.075723834" calcext:value-type="float">
            <text:p>0.075723834</text:p>
          </table:table-cell>
          <table:table-cell office:value-type="float" office:value="0.001927145" calcext:value-type="float">
            <text:p>0.001927145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5139504" calcext:value-type="float">
            <text:p>0.175139504</text:p>
          </table:table-cell>
          <table:table-cell office:value-type="float" office:value="0.097123906" calcext:value-type="float">
            <text:p>0.097123906</text:p>
          </table:table-cell>
          <table:table-cell office:value-type="float" office:value="0.00493701" calcext:value-type="float">
            <text:p>0.00493701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4356134" calcext:value-type="float">
            <text:p>0.174356134</text:p>
          </table:table-cell>
          <table:table-cell office:value-type="float" office:value="0.075867586" calcext:value-type="float">
            <text:p>0.075867586</text:p>
          </table:table-cell>
          <table:table-cell office:value-type="float" office:value="0.001953591" calcext:value-type="float">
            <text:p>0.001953591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931096" calcext:value-type="float">
            <text:p>0.16931096</text:p>
          </table:table-cell>
          <table:table-cell office:value-type="float" office:value="0.078834772" calcext:value-type="float">
            <text:p>0.078834772</text:p>
          </table:table-cell>
          <table:table-cell office:value-type="float" office:value="0.015521949" calcext:value-type="float">
            <text:p>0.01552194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3390885" calcext:value-type="float">
            <text:p>0.173390885</text:p>
          </table:table-cell>
          <table:table-cell office:value-type="float" office:value="0.078017524" calcext:value-type="float">
            <text:p>0.078017524</text:p>
          </table:table-cell>
          <table:table-cell office:value-type="float" office:value="0.001946027" calcext:value-type="float">
            <text:p>0.001946027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9256845" calcext:value-type="float">
            <text:p>0.169256845</text:p>
          </table:table-cell>
          <table:table-cell office:value-type="float" office:value="0.08130671" calcext:value-type="float">
            <text:p>0.08130671</text:p>
          </table:table-cell>
          <table:table-cell office:value-type="float" office:value="0.002059284" calcext:value-type="float">
            <text:p>0.00205928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92739722" calcext:value-type="float">
            <text:p>0.192739722</text:p>
          </table:table-cell>
          <table:table-cell office:value-type="float" office:value="0.086142829" calcext:value-type="float">
            <text:p>0.086142829</text:p>
          </table:table-cell>
          <table:table-cell office:value-type="float" office:value="0.002002234" calcext:value-type="float">
            <text:p>0.002002234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69601955" calcext:value-type="float">
            <text:p>0.169601955</text:p>
          </table:table-cell>
          <table:table-cell office:value-type="float" office:value="0.079546026" calcext:value-type="float">
            <text:p>0.079546026</text:p>
          </table:table-cell>
          <table:table-cell office:value-type="float" office:value="0.001969459" calcext:value-type="float">
            <text:p>0.001969459</text:p>
          </table:table-cell>
          <table:table-cell table:number-columns-repeated="8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172012633" calcext:value-type="float">
            <text:p>0.172012633</text:p>
          </table:table-cell>
          <table:table-cell office:value-type="float" office:value="0.077718303" calcext:value-type="float">
            <text:p>0.077718303</text:p>
          </table:table-cell>
          <table:table-cell office:value-type="float" office:value="0.001919942" calcext:value-type="float">
            <text:p>0.00191994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5886528" calcext:value-type="float">
            <text:p>0.35886528</text:p>
          </table:table-cell>
          <table:table-cell office:value-type="float" office:value="0.150620334" calcext:value-type="float">
            <text:p>0.150620334</text:p>
          </table:table-cell>
          <table:table-cell office:value-type="float" office:value="0.004701585" calcext:value-type="float">
            <text:p>0.00470158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3247601" calcext:value-type="float">
            <text:p>0.333247601</text:p>
          </table:table-cell>
          <table:table-cell office:value-type="float" office:value="0.150297799" calcext:value-type="float">
            <text:p>0.150297799</text:p>
          </table:table-cell>
          <table:table-cell office:value-type="float" office:value="0.004635116" calcext:value-type="float">
            <text:p>0.00463511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56907192" calcext:value-type="float">
            <text:p>0.356907192</text:p>
          </table:table-cell>
          <table:table-cell office:value-type="float" office:value="0.148722389" calcext:value-type="float">
            <text:p>0.148722389</text:p>
          </table:table-cell>
          <table:table-cell office:value-type="float" office:value="0.004648592" calcext:value-type="float">
            <text:p>0.00464859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691259" calcext:value-type="float">
            <text:p>0.331691259</text:p>
          </table:table-cell>
          <table:table-cell office:value-type="float" office:value="0.149542721" calcext:value-type="float">
            <text:p>0.149542721</text:p>
          </table:table-cell>
          <table:table-cell office:value-type="float" office:value="0.004578198" calcext:value-type="float">
            <text:p>0.00457819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931418" calcext:value-type="float">
            <text:p>0.32931418</text:p>
          </table:table-cell>
          <table:table-cell office:value-type="float" office:value="0.147198734" calcext:value-type="float">
            <text:p>0.147198734</text:p>
          </table:table-cell>
          <table:table-cell office:value-type="float" office:value="0.004608978" calcext:value-type="float">
            <text:p>0.004608978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5315616" calcext:value-type="float">
            <text:p>0.335315616</text:p>
          </table:table-cell>
          <table:table-cell office:value-type="float" office:value="0.149379264" calcext:value-type="float">
            <text:p>0.149379264</text:p>
          </table:table-cell>
          <table:table-cell office:value-type="float" office:value="0.004582426" calcext:value-type="float">
            <text:p>0.004582426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9444008" calcext:value-type="float">
            <text:p>0.329444008</text:p>
          </table:table-cell>
          <table:table-cell office:value-type="float" office:value="0.146718585" calcext:value-type="float">
            <text:p>0.146718585</text:p>
          </table:table-cell>
          <table:table-cell office:value-type="float" office:value="0.004590765" calcext:value-type="float">
            <text:p>0.004590765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357427" calcext:value-type="float">
            <text:p>0.331357427</text:p>
          </table:table-cell>
          <table:table-cell office:value-type="float" office:value="0.148709669" calcext:value-type="float">
            <text:p>0.148709669</text:p>
          </table:table-cell>
          <table:table-cell office:value-type="float" office:value="0.005242582" calcext:value-type="float">
            <text:p>0.005242582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1666817" calcext:value-type="float">
            <text:p>0.331666817</text:p>
          </table:table-cell>
          <table:table-cell office:value-type="float" office:value="0.147104052" calcext:value-type="float">
            <text:p>0.147104052</text:p>
          </table:table-cell>
          <table:table-cell office:value-type="float" office:value="0.004604489" calcext:value-type="float">
            <text:p>0.004604489</text:p>
          </table:table-cell>
          <table:table-cell table:number-columns-repeated="8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3977783" calcext:value-type="float">
            <text:p>0.333977783</text:p>
          </table:table-cell>
          <table:table-cell office:value-type="float" office:value="0.147190385" calcext:value-type="float">
            <text:p>0.147190385</text:p>
          </table:table-cell>
          <table:table-cell office:value-type="float" office:value="0.004683001" calcext:value-type="float">
            <text:p>0.004683001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69128074" calcext:value-type="float">
            <text:p>0.569128074</text:p>
          </table:table-cell>
          <table:table-cell office:value-type="float" office:value="0.258027186" calcext:value-type="float">
            <text:p>0.258027186</text:p>
          </table:table-cell>
          <table:table-cell office:value-type="float" office:value="0.00435025" calcext:value-type="float">
            <text:p>0.00435025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72695306" calcext:value-type="float">
            <text:p>0.572695306</text:p>
          </table:table-cell>
          <table:table-cell office:value-type="float" office:value="0.253265379" calcext:value-type="float">
            <text:p>0.253265379</text:p>
          </table:table-cell>
          <table:table-cell office:value-type="float" office:value="0.004764122" calcext:value-type="float">
            <text:p>0.004764122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77923977" calcext:value-type="float">
            <text:p>0.577923977</text:p>
          </table:table-cell>
          <table:table-cell office:value-type="float" office:value="0.2547293" calcext:value-type="float">
            <text:p>0.2547293</text:p>
          </table:table-cell>
          <table:table-cell office:value-type="float" office:value="0.004330172" calcext:value-type="float">
            <text:p>0.004330172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74813188" calcext:value-type="float">
            <text:p>0.574813188</text:p>
          </table:table-cell>
          <table:table-cell office:value-type="float" office:value="0.260915705" calcext:value-type="float">
            <text:p>0.260915705</text:p>
          </table:table-cell>
          <table:table-cell office:value-type="float" office:value="0.004270273" calcext:value-type="float">
            <text:p>0.004270273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72885177" calcext:value-type="float">
            <text:p>0.572885177</text:p>
          </table:table-cell>
          <table:table-cell office:value-type="float" office:value="0.256410555" calcext:value-type="float">
            <text:p>0.256410555</text:p>
          </table:table-cell>
          <table:table-cell office:value-type="float" office:value="0.00429144" calcext:value-type="float">
            <text:p>0.0042914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1315905" calcext:value-type="float">
            <text:p>0.61315905</text:p>
          </table:table-cell>
          <table:table-cell office:value-type="float" office:value="0.262227602" calcext:value-type="float">
            <text:p>0.262227602</text:p>
          </table:table-cell>
          <table:table-cell office:value-type="float" office:value="0.004299111" calcext:value-type="float">
            <text:p>0.004299111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67873239" calcext:value-type="float">
            <text:p>0.567873239</text:p>
          </table:table-cell>
          <table:table-cell office:value-type="float" office:value="0.258103358" calcext:value-type="float">
            <text:p>0.258103358</text:p>
          </table:table-cell>
          <table:table-cell office:value-type="float" office:value="0.004330889" calcext:value-type="float">
            <text:p>0.004330889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572528228" calcext:value-type="float">
            <text:p>0.572528228</text:p>
          </table:table-cell>
          <table:table-cell office:value-type="float" office:value="0.254823449" calcext:value-type="float">
            <text:p>0.254823449</text:p>
          </table:table-cell>
          <table:table-cell office:value-type="float" office:value="0.004238776" calcext:value-type="float">
            <text:p>0.004238776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04125681" calcext:value-type="float">
            <text:p>0.604125681</text:p>
          </table:table-cell>
          <table:table-cell office:value-type="float" office:value="0.2695665" calcext:value-type="float">
            <text:p>0.2695665</text:p>
          </table:table-cell>
          <table:table-cell office:value-type="float" office:value="0.004295114" calcext:value-type="float">
            <text:p>0.004295114</text:p>
          </table:table-cell>
          <table:table-cell table:number-columns-repeated="8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89370404" calcext:value-type="float">
            <text:p>0.689370404</text:p>
          </table:table-cell>
          <table:table-cell office:value-type="float" office:value="0.314877197" calcext:value-type="float">
            <text:p>0.314877197</text:p>
          </table:table-cell>
          <table:table-cell office:value-type="float" office:value="0.004663451" calcext:value-type="float">
            <text:p>0.004663451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1189566" calcext:value-type="float">
            <text:p>1.01189566</text:p>
          </table:table-cell>
          <table:table-cell office:value-type="float" office:value="0.520019692" calcext:value-type="float">
            <text:p>0.520019692</text:p>
          </table:table-cell>
          <table:table-cell office:value-type="float" office:value="0.007745276" calcext:value-type="float">
            <text:p>0.007745276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19446169" calcext:value-type="float">
            <text:p>1.119446169</text:p>
          </table:table-cell>
          <table:table-cell office:value-type="float" office:value="0.447755766" calcext:value-type="float">
            <text:p>0.447755766</text:p>
          </table:table-cell>
          <table:table-cell office:value-type="float" office:value="0.00758369" calcext:value-type="float">
            <text:p>0.00758369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90864054" calcext:value-type="float">
            <text:p>0.990864054</text:p>
          </table:table-cell>
          <table:table-cell office:value-type="float" office:value="0.506323169" calcext:value-type="float">
            <text:p>0.506323169</text:p>
          </table:table-cell>
          <table:table-cell office:value-type="float" office:value="0.013025226" calcext:value-type="float">
            <text:p>0.013025226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155566182" calcext:value-type="float">
            <text:p>1.155566182</text:p>
          </table:table-cell>
          <table:table-cell office:value-type="float" office:value="0.473807562" calcext:value-type="float">
            <text:p>0.473807562</text:p>
          </table:table-cell>
          <table:table-cell office:value-type="float" office:value="0.010578451" calcext:value-type="float">
            <text:p>0.010578451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029787111" calcext:value-type="float">
            <text:p>1.029787111</text:p>
          </table:table-cell>
          <table:table-cell office:value-type="float" office:value="0.410496979" calcext:value-type="float">
            <text:p>0.410496979</text:p>
          </table:table-cell>
          <table:table-cell office:value-type="float" office:value="0.007484373" calcext:value-type="float">
            <text:p>0.007484373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14154337" calcext:value-type="float">
            <text:p>0.914154337</text:p>
          </table:table-cell>
          <table:table-cell office:value-type="float" office:value="0.404748844" calcext:value-type="float">
            <text:p>0.404748844</text:p>
          </table:table-cell>
          <table:table-cell office:value-type="float" office:value="0.007866558" calcext:value-type="float">
            <text:p>0.007866558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11606859" calcext:value-type="float">
            <text:p>0.911606859</text:p>
          </table:table-cell>
          <table:table-cell office:value-type="float" office:value="0.407839572" calcext:value-type="float">
            <text:p>0.407839572</text:p>
          </table:table-cell>
          <table:table-cell office:value-type="float" office:value="0.007507702" calcext:value-type="float">
            <text:p>0.007507702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1060157" calcext:value-type="float">
            <text:p>0.91060157</text:p>
          </table:table-cell>
          <table:table-cell office:value-type="float" office:value="0.406629209" calcext:value-type="float">
            <text:p>0.406629209</text:p>
          </table:table-cell>
          <table:table-cell office:value-type="float" office:value="0.007565082" calcext:value-type="float">
            <text:p>0.007565082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10823772" calcext:value-type="float">
            <text:p>0.910823772</text:p>
          </table:table-cell>
          <table:table-cell office:value-type="float" office:value="0.406510977" calcext:value-type="float">
            <text:p>0.406510977</text:p>
          </table:table-cell>
          <table:table-cell office:value-type="float" office:value="0.007531813" calcext:value-type="float">
            <text:p>0.007531813</text:p>
          </table:table-cell>
          <table:table-cell table:number-columns-repeated="8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912021684" calcext:value-type="float">
            <text:p>0.912021684</text:p>
          </table:table-cell>
          <table:table-cell office:value-type="float" office:value="0.407022869" calcext:value-type="float">
            <text:p>0.407022869</text:p>
          </table:table-cell>
          <table:table-cell office:value-type="float" office:value="0.00749652" calcext:value-type="float">
            <text:p>0.00749652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8652675" calcext:value-type="float">
            <text:p>1.38652675</text:p>
          </table:table-cell>
          <table:table-cell office:value-type="float" office:value="0.645501518" calcext:value-type="float">
            <text:p>0.645501518</text:p>
          </table:table-cell>
          <table:table-cell office:value-type="float" office:value="0.010808513" calcext:value-type="float">
            <text:p>0.01080851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8203554" calcext:value-type="float">
            <text:p>1.378203554</text:p>
          </table:table-cell>
          <table:table-cell office:value-type="float" office:value="0.611513202" calcext:value-type="float">
            <text:p>0.611513202</text:p>
          </table:table-cell>
          <table:table-cell office:value-type="float" office:value="0.010878735" calcext:value-type="float">
            <text:p>0.010878735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3836994" calcext:value-type="float">
            <text:p>1.373836994</text:p>
          </table:table-cell>
          <table:table-cell office:value-type="float" office:value="0.608247922" calcext:value-type="float">
            <text:p>0.608247922</text:p>
          </table:table-cell>
          <table:table-cell office:value-type="float" office:value="0.010990616" calcext:value-type="float">
            <text:p>0.010990616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5970912" calcext:value-type="float">
            <text:p>1.375970912</text:p>
          </table:table-cell>
          <table:table-cell office:value-type="float" office:value="0.608959599" calcext:value-type="float">
            <text:p>0.608959599</text:p>
          </table:table-cell>
          <table:table-cell office:value-type="float" office:value="0.010856575" calcext:value-type="float">
            <text:p>0.010856575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7213435" calcext:value-type="float">
            <text:p>1.377213435</text:p>
          </table:table-cell>
          <table:table-cell office:value-type="float" office:value="0.607796142" calcext:value-type="float">
            <text:p>0.607796142</text:p>
          </table:table-cell>
          <table:table-cell office:value-type="float" office:value="0.01080158" calcext:value-type="float">
            <text:p>0.01080158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94978448" calcext:value-type="float">
            <text:p>1.394978448</text:p>
          </table:table-cell>
          <table:table-cell office:value-type="float" office:value="0.638194219" calcext:value-type="float">
            <text:p>0.638194219</text:p>
          </table:table-cell>
          <table:table-cell office:value-type="float" office:value="0.011450647" calcext:value-type="float">
            <text:p>0.011450647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4915311" calcext:value-type="float">
            <text:p>1.374915311</text:p>
          </table:table-cell>
          <table:table-cell office:value-type="float" office:value="0.60805422" calcext:value-type="float">
            <text:p>0.60805422</text:p>
          </table:table-cell>
          <table:table-cell office:value-type="float" office:value="0.011300154" calcext:value-type="float">
            <text:p>0.011300154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2399736" calcext:value-type="float">
            <text:p>1.372399736</text:p>
          </table:table-cell>
          <table:table-cell office:value-type="float" office:value="0.608942312" calcext:value-type="float">
            <text:p>0.608942312</text:p>
          </table:table-cell>
          <table:table-cell office:value-type="float" office:value="0.011249631" calcext:value-type="float">
            <text:p>0.011249631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6140474" calcext:value-type="float">
            <text:p>1.376140474</text:p>
          </table:table-cell>
          <table:table-cell office:value-type="float" office:value="0.608797696" calcext:value-type="float">
            <text:p>0.608797696</text:p>
          </table:table-cell>
          <table:table-cell office:value-type="float" office:value="0.010771803" calcext:value-type="float">
            <text:p>0.010771803</text:p>
          </table:table-cell>
          <table:table-cell table:number-columns-repeated="8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374751664" calcext:value-type="float">
            <text:p>1.374751664</text:p>
          </table:table-cell>
          <table:table-cell office:value-type="float" office:value="0.608765966" calcext:value-type="float">
            <text:p>0.608765966</text:p>
          </table:table-cell>
          <table:table-cell office:value-type="float" office:value="0.010781878" calcext:value-type="float">
            <text:p>0.010781878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93660831" calcext:value-type="float">
            <text:p>1.993660831</text:p>
          </table:table-cell>
          <table:table-cell office:value-type="float" office:value="0.872798843" calcext:value-type="float">
            <text:p>0.872798843</text:p>
          </table:table-cell>
          <table:table-cell office:value-type="float" office:value="0.017254977" calcext:value-type="float">
            <text:p>0.017254977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6818223" calcext:value-type="float">
            <text:p>1.946818223</text:p>
          </table:table-cell>
          <table:table-cell office:value-type="float" office:value="0.871037528" calcext:value-type="float">
            <text:p>0.871037528</text:p>
          </table:table-cell>
          <table:table-cell office:value-type="float" office:value="0.017961619" calcext:value-type="float">
            <text:p>0.017961619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9520593" calcext:value-type="float">
            <text:p>1.949520593</text:p>
          </table:table-cell>
          <table:table-cell office:value-type="float" office:value="0.883305748" calcext:value-type="float">
            <text:p>0.883305748</text:p>
          </table:table-cell>
          <table:table-cell office:value-type="float" office:value="0.017555313" calcext:value-type="float">
            <text:p>0.017555313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2429152" calcext:value-type="float">
            <text:p>1.942429152</text:p>
          </table:table-cell>
          <table:table-cell office:value-type="float" office:value="0.900628565" calcext:value-type="float">
            <text:p>0.900628565</text:p>
          </table:table-cell>
          <table:table-cell office:value-type="float" office:value="0.022464608" calcext:value-type="float">
            <text:p>0.022464608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88323677" calcext:value-type="float">
            <text:p>1.988323677</text:p>
          </table:table-cell>
          <table:table-cell office:value-type="float" office:value="1.015698192" calcext:value-type="float">
            <text:p>1.015698192</text:p>
          </table:table-cell>
          <table:table-cell office:value-type="float" office:value="0.017194403" calcext:value-type="float">
            <text:p>0.017194403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8110599" calcext:value-type="float">
            <text:p>1.948110599</text:p>
          </table:table-cell>
          <table:table-cell office:value-type="float" office:value="0.869781499" calcext:value-type="float">
            <text:p>0.869781499</text:p>
          </table:table-cell>
          <table:table-cell office:value-type="float" office:value="0.017489936" calcext:value-type="float">
            <text:p>0.017489936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2930235" calcext:value-type="float">
            <text:p>1.942930235</text:p>
          </table:table-cell>
          <table:table-cell office:value-type="float" office:value="0.872317946" calcext:value-type="float">
            <text:p>0.872317946</text:p>
          </table:table-cell>
          <table:table-cell office:value-type="float" office:value="0.017256517" calcext:value-type="float">
            <text:p>0.017256517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9066732" calcext:value-type="float">
            <text:p>1.99066732</text:p>
          </table:table-cell>
          <table:table-cell office:value-type="float" office:value="0.871433552" calcext:value-type="float">
            <text:p>0.871433552</text:p>
          </table:table-cell>
          <table:table-cell office:value-type="float" office:value="0.017300216" calcext:value-type="float">
            <text:p>0.017300216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50828732" calcext:value-type="float">
            <text:p>1.950828732</text:p>
          </table:table-cell>
          <table:table-cell office:value-type="float" office:value="0.87035571" calcext:value-type="float">
            <text:p>0.87035571</text:p>
          </table:table-cell>
          <table:table-cell office:value-type="float" office:value="0.017200587" calcext:value-type="float">
            <text:p>0.017200587</text:p>
          </table:table-cell>
          <table:table-cell table:number-columns-repeated="8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.941012725" calcext:value-type="float">
            <text:p>1.941012725</text:p>
          </table:table-cell>
          <table:table-cell office:value-type="float" office:value="0.871841859" calcext:value-type="float">
            <text:p>0.871841859</text:p>
          </table:table-cell>
          <table:table-cell office:value-type="float" office:value="0.017754675" calcext:value-type="float">
            <text:p>0.01775467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64671626" calcext:value-type="float">
            <text:p>2.764671626</text:p>
          </table:table-cell>
          <table:table-cell office:value-type="float" office:value="1.208447832" calcext:value-type="float">
            <text:p>1.208447832</text:p>
          </table:table-cell>
          <table:table-cell office:value-type="float" office:value="0.025696309" calcext:value-type="float">
            <text:p>0.02569630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41176229" calcext:value-type="float">
            <text:p>2.741176229</text:p>
          </table:table-cell>
          <table:table-cell office:value-type="float" office:value="1.196692284" calcext:value-type="float">
            <text:p>1.196692284</text:p>
          </table:table-cell>
          <table:table-cell office:value-type="float" office:value="0.025472285" calcext:value-type="float">
            <text:p>0.025472285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29202307" calcext:value-type="float">
            <text:p>2.729202307</text:p>
          </table:table-cell>
          <table:table-cell office:value-type="float" office:value="1.198307775" calcext:value-type="float">
            <text:p>1.198307775</text:p>
          </table:table-cell>
          <table:table-cell office:value-type="float" office:value="0.02601937" calcext:value-type="float">
            <text:p>0.02601937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7202308" calcext:value-type="float">
            <text:p>2.77202308</text:p>
          </table:table-cell>
          <table:table-cell office:value-type="float" office:value="1.199169741" calcext:value-type="float">
            <text:p>1.199169741</text:p>
          </table:table-cell>
          <table:table-cell office:value-type="float" office:value="0.025453792" calcext:value-type="float">
            <text:p>0.02545379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23412641" calcext:value-type="float">
            <text:p>2.723412641</text:p>
          </table:table-cell>
          <table:table-cell office:value-type="float" office:value="1.206744589" calcext:value-type="float">
            <text:p>1.206744589</text:p>
          </table:table-cell>
          <table:table-cell office:value-type="float" office:value="0.025477569" calcext:value-type="float">
            <text:p>0.025477569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24823466" calcext:value-type="float">
            <text:p>2.724823466</text:p>
          </table:table-cell>
          <table:table-cell office:value-type="float" office:value="1.229517897" calcext:value-type="float">
            <text:p>1.229517897</text:p>
          </table:table-cell>
          <table:table-cell office:value-type="float" office:value="0.025966691" calcext:value-type="float">
            <text:p>0.02596669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20417072" calcext:value-type="float">
            <text:p>2.720417072</text:p>
          </table:table-cell>
          <table:table-cell office:value-type="float" office:value="1.197459763" calcext:value-type="float">
            <text:p>1.197459763</text:p>
          </table:table-cell>
          <table:table-cell office:value-type="float" office:value="0.02602102" calcext:value-type="float">
            <text:p>0.02602102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16071188" calcext:value-type="float">
            <text:p>2.716071188</text:p>
          </table:table-cell>
          <table:table-cell office:value-type="float" office:value="1.199059609" calcext:value-type="float">
            <text:p>1.199059609</text:p>
          </table:table-cell>
          <table:table-cell office:value-type="float" office:value="0.025493621" calcext:value-type="float">
            <text:p>0.025493621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807006466" calcext:value-type="float">
            <text:p>2.807006466</text:p>
          </table:table-cell>
          <table:table-cell office:value-type="float" office:value="1.208845576" calcext:value-type="float">
            <text:p>1.208845576</text:p>
          </table:table-cell>
          <table:table-cell office:value-type="float" office:value="0.025750778" calcext:value-type="float">
            <text:p>0.025750778</text:p>
          </table:table-cell>
          <table:table-cell table:number-columns-repeated="8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731479883" calcext:value-type="float">
            <text:p>2.731479883</text:p>
          </table:table-cell>
          <table:table-cell office:value-type="float" office:value="1.203956908" calcext:value-type="float">
            <text:p>1.203956908</text:p>
          </table:table-cell>
          <table:table-cell office:value-type="float" office:value="0.025836261" calcext:value-type="float">
            <text:p>0.02583626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 style:data-style-name="N2" text:time-value="11:45:36.371465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3T11:45:44.947959563</dc:date>
    <meta:editing-duration>PT8M9S</meta:editing-duration>
    <meta:editing-cycles>2</meta:editing-cycles>
    <meta:generator>LibreOffice/6.1.3.2$Linux_X86_64 LibreOffice_project/10$Build-2</meta:generator>
    <meta:document-statistic meta:table-count="1" meta:cell-count="481" meta:object-count="0"/>
  </office:meta>
</office:document-meta>
</file>